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officeooo:rsid="001c5907" officeooo:paragraph-rsid="001c5907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1c5907" officeooo:paragraph-rsid="001d7614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officeooo:rsid="002ce3ee" officeooo:paragraph-rsid="002ce3e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8pt" officeooo:rsid="001c0991" officeooo:paragraph-rsid="001c0991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23de36" officeooo:paragraph-rsid="0023de36"/>
    </style:style>
    <style:style style:name="P8" style:family="paragraph" style:parent-style-name="Standard">
      <style:paragraph-properties fo:text-align="center" style:justify-single-word="false"/>
      <style:text-properties style:font-name="Calibri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1c0991" officeooo:paragraph-rsid="001dd7e7"/>
    </style:style>
    <style:style style:name="P10" style:family="paragraph" style:parent-style-name="Standard">
      <style:paragraph-properties fo:text-align="start" style:justify-single-word="false"/>
      <style:text-properties style:font-name="Calibri" officeooo:rsid="001c0991" officeooo:paragraph-rsid="001c0991"/>
    </style:style>
    <style:style style:name="P11" style:family="paragraph" style:parent-style-name="Standard">
      <style:paragraph-properties fo:text-align="start" style:justify-single-word="false"/>
      <style:text-properties style:font-name="Calibri" officeooo:rsid="0020851c" officeooo:paragraph-rsid="002181b8"/>
    </style:style>
    <style:style style:name="P12" style:family="paragraph" style:parent-style-name="Standard">
      <style:paragraph-properties fo:text-align="start" style:justify-single-word="false"/>
      <style:text-properties style:font-name="Calibri" officeooo:rsid="0022bd15" officeooo:paragraph-rsid="0022bd15"/>
    </style:style>
    <style:style style:name="P13" style:family="paragraph" style:parent-style-name="Standard">
      <style:paragraph-properties fo:text-align="start" style:justify-single-word="false"/>
      <style:text-properties style:font-name="Calibri" fo:font-size="6pt" officeooo:rsid="001c0991" officeooo:paragraph-rsid="001dd7e7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6pt" style:text-underline-style="solid" style:text-underline-width="auto" style:text-underline-color="font-color" fo:font-weight="bold" officeooo:rsid="001c0991" officeooo:paragraph-rsid="001c0991" style:font-size-asian="5.25pt" style:font-weight-asian="bold" style:font-size-complex="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 officeooo:rsid="001c0991" officeooo:paragraph-rsid="001c0991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officeooo:rsid="001c0991" officeooo:paragraph-rsid="002ad7de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Calibri" officeooo:rsid="001c5907" officeooo:paragraph-rsid="001c5907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3pt" style:text-underline-style="solid" style:text-underline-width="auto" style:text-underline-color="font-color" fo:font-weight="bold" officeooo:rsid="002e2a70" officeooo:paragraph-rsid="002e2a7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3pt" style:text-underline-style="solid" style:text-underline-width="auto" style:text-underline-color="font-color" fo:font-weight="bold" officeooo:rsid="001c0991" officeooo:paragraph-rsid="001c099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6pt" style:text-underline-style="solid" style:text-underline-width="auto" style:text-underline-color="font-color" fo:font-weight="bold" officeooo:rsid="002e2a70" officeooo:paragraph-rsid="002e2a70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34ac38" officeooo:paragraph-rsid="003753e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officeooo:rsid="0020851c" officeooo:paragraph-rsid="002181b8"/>
    </style:style>
    <style:style style:name="P23" style:family="paragraph" style:parent-style-name="Standard">
      <style:paragraph-properties fo:text-align="start" style:justify-single-word="false"/>
      <style:text-properties style:font-name="Calibri" officeooo:rsid="00328f97" officeooo:paragraph-rsid="002181b8"/>
    </style:style>
    <style:style style:name="P24" style:family="paragraph" style:parent-style-name="Standard">
      <style:paragraph-properties fo:text-align="start" style:justify-single-word="false"/>
      <style:text-properties style:font-name="Calibri" officeooo:rsid="00328f97" officeooo:paragraph-rsid="00328f97"/>
    </style:style>
    <style:style style:name="T1" style:family="text">
      <style:text-properties officeooo:rsid="001bdd67"/>
    </style:style>
    <style:style style:name="T2" style:family="text">
      <style:text-properties officeooo:rsid="001d7614"/>
    </style:style>
    <style:style style:name="T3" style:family="text">
      <style:text-properties officeooo:rsid="001dd7e7"/>
    </style:style>
    <style:style style:name="T4" style:family="text">
      <style:text-properties officeooo:rsid="001f27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275b" style:font-style-asian="italic" style:font-style-complex="italic"/>
    </style:style>
    <style:style style:name="T7" style:family="text">
      <style:text-properties fo:font-style="italic" officeooo:rsid="002181b8" style:font-style-asian="italic" style:font-style-complex="italic"/>
    </style:style>
    <style:style style:name="T8" style:family="text">
      <style:text-properties fo:font-style="italic" officeooo:rsid="0036f7b5" style:font-style-asian="italic" style:font-style-complex="italic"/>
    </style:style>
    <style:style style:name="T9" style:family="text">
      <style:text-properties fo:font-style="italic" officeooo:rsid="003753e0" style:font-style-asian="italic" style:font-style-complex="italic"/>
    </style:style>
    <style:style style:name="T10" style:family="text">
      <style:text-properties fo:font-style="italic" fo:font-weight="bold" officeooo:rsid="001d7614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0851c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dd7e7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3205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ad7de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be1bf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officeooo:rsid="0032e103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d7614" style:font-weight-asian="bold" style:font-weight-complex="bold"/>
    </style:style>
    <style:style style:name="T19" style:family="text">
      <style:text-properties fo:font-weight="bold" officeooo:rsid="001dd7e7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181b8" style:font-style-asian="normal" style:font-style-complex="normal"/>
    </style:style>
    <style:style style:name="T22" style:family="text">
      <style:text-properties fo:font-style="normal" officeooo:rsid="0022bd15" style:font-style-asian="normal" style:font-style-complex="normal"/>
    </style:style>
    <style:style style:name="T23" style:family="text">
      <style:text-properties fo:font-style="normal" officeooo:rsid="002ad7de" style:font-style-asian="normal" style:font-style-complex="normal"/>
    </style:style>
    <style:style style:name="T24" style:family="text">
      <style:text-properties fo:font-style="normal" fo:font-weight="bold" officeooo:rsid="002ad7de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ad7d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2e103" style:font-style-asian="normal" style:font-weight-asian="normal" style:font-style-complex="normal" style:font-weight-complex="normal"/>
    </style:style>
    <style:style style:name="T28" style:family="text">
      <style:text-properties officeooo:rsid="0023205b"/>
    </style:style>
    <style:style style:name="T29" style:family="text">
      <style:text-properties officeooo:rsid="001c0991"/>
    </style:style>
    <style:style style:name="T30" style:family="text">
      <style:text-properties officeooo:rsid="002ad7de"/>
    </style:style>
    <style:style style:name="T31" style:family="text">
      <style:text-properties officeooo:rsid="00308af7"/>
    </style:style>
    <style:style style:name="T32" style:family="text">
      <style:text-properties officeooo:rsid="00328f97"/>
    </style:style>
    <style:style style:name="T33" style:family="text">
      <style:text-properties officeooo:rsid="00357b5e"/>
    </style:style>
    <style:style style:name="T34" style:family="text">
      <style:text-properties officeooo:rsid="0036f7b5"/>
    </style:style>
    <style:style style:name="T35" style:family="text">
      <style:text-properties officeooo:rsid="003753e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Εργασία στο μάθημα Εξόρυξης Δεδομένων</text:p>
      <text:p text:style-name="P5"><text:s/></text:p>
      <text:p text:style-name="P3">Κωνσταντίνος Χαφής <text:span text:style-name="T1">it22120</text:span></text:p>
      <text:p text:style-name="P5"><text:s/></text:p>
      <text:p text:style-name="P7">Ιανουάριος 202<text:span text:style-name="T31">5</text:span></text:p>
      <text:p text:style-name="P8"/>
      <text:p text:style-name="P4">Επεξεργασία δεδομένων</text:p>
      <text:p text:style-name="P13"/>
      <text:p text:style-name="P9">Για τη προεπεξεργασία των δεδομένων επέλεξα τις εξής διαφορετικές τεχνικές για τα δεδομένα:</text:p>
      <text:p text:style-name="P10"><text:s text:c="2"/></text:p>
      <text:p text:style-name="P10"><text:s text:c="2"/>Preprocessing:</text:p>
      <text:p text:style-name="P6"><text:s/></text:p>
      <text:list text:style-name="L1">
        <text:list-item>
          <text:p text:style-name="P15">Duplicate <text:span text:style-name="T28">sample</text:span> removal</text:p>
        </text:list-item>
        <text:list-item>
          <text:p text:style-name="P15"><text:span text:style-name="T28">Sample</text:span> removal with high amount of nan values</text:p>
        </text:list-item>
        <text:list-item>
          <text:p text:style-name="P15"><text:span text:style-name="T28">Feature</text:span> removal with high amount of nan values</text:p>
        </text:list-item>
        <text:list-item>
          <text:p text:style-name="P15">Fill remaining nan values</text:p>
        </text:list-item>
        <text:list-item>
          <text:p text:style-name="P15"><text:span text:style-name="T28">Feature </text:span>Binning <text:span text:style-name="T30">(Δεν χρησιμοποιήθηκε εν τέλει)</text:span></text:p>
        </text:list-item>
        <text:list-item>
          <text:p text:style-name="P15">Feature correlation<text:span text:style-name="T30">s</text:span></text:p>
        </text:list-item>
        <text:list-item>
          <text:p text:style-name="P16">Deskewing <text:span text:style-name="T30">(Δεν χρησιμοποιήθηκε εν τέλει)</text:span></text:p>
        </text:list-item>
        <text:list-item>
          <text:p text:style-name="P15">Normalization</text:p>
        </text:list-item>
        <text:list-item>
          <text:p text:style-name="P16">Feature Selection / Expansion <text:span text:style-name="T30">(Δεν χρησιμοποιήθηκε εν τέλει)</text:span></text:p>
        </text:list-item>
      </text:list>
      <text:p text:style-name="P10"/>
      <text:p text:style-name="P10"><text:s text:c="2"/>Postprocessing (after split):</text:p>
      <text:p text:style-name="P6"><text:s/></text:p>
      <text:list text:style-name="L2">
        <text:list-item>
          <text:p text:style-name="P17"><text:span text:style-name="T29">R</text:span>emoval of rows with outliers</text:p>
        </text:list-item>
        <text:list-item>
          <text:p text:style-name="P17">SMOTE</text:p>
        </text:list-item>
      </text:list>
      <text:p text:style-name="P1"/>
      <text:p text:style-name="P1">Κάθε μια απο αυτές τις μεθόδους ελέγχθηκαν ξεχωριστά και με διαφορετικά <text:span text:style-name="T17">thresholds</text:span> ή/και <text:span text:style-name="T17">υπο-μεθόδους</text:span>.</text:p>
      <text:p text:style-name="P2">Συγκεκριμένα στο αρχείο <text:span text:style-name="T10">preprocessing_permutations.</text:span><text:span text:style-name="T11">py</text:span><text:span text:style-name="T18"> </text:span><text:span text:style-name="T2">έχω υλοποιήσει μεθόδους για την δημιουργεία ενός </text:span><text:span text:style-name="T18">iterable</text:span><text:span text:style-name="T2"> με όλες τους πιθανούς συνδυασμούς με input τις διαφορετικές τεχνικές επεξεργασίας και όλες τις υπο-μεθόδους τους που θέλω να ελέγξω.</text:span></text:p>
      <text:p text:style-name="P10"/>
      <text:p text:style-name="P19">Επιλογή ταξινομητή και παραμέτρων</text:p>
      <text:p text:style-name="P14"/>
      <text:p text:style-name="P10">Τώρα για την επιλογή του κατάλληλου <text:span text:style-name="T3">ταξινομητή, κατέληξα εμπειρικά, και μετά από πάρα πολλές δοκιμές, στο συμπέρασμα πως ο classifier </text:span><text:span text:style-name="T12">HistGradientBoostingClassifier</text:span><text:span text:style-name="T19"> </text:span><text:span text:style-name="T3">είναι ο πιο αποδοτικός, όπου μπορούσε </text:span><text:span text:style-name="T4">να δώσει </text:span><text:span text:style-name="T6">f1-score</text:span><text:span text:style-name="T4"> για την πρώτη κλάση πάνω από 65-70% </text:span><text:span text:style-name="T32">σταθερά</text:span><text:span text:style-name="T4">.</text:span></text:p>
      <text:p text:style-name="P10"/>
      <text:p text:style-name="P11">Ωστόσο, παρατηρήθηκε μια απόκλιση του <text:span text:style-name="T5">f1-score </text:span><text:span text:style-name="T20">κάθε φορά που έτρεχε το πρόγραμμα, λόγω της τυχαίοτητας του </text:span><text:span text:style-name="T5">shuffle </text:span><text:span text:style-name="T21">στο </text:span><text:span text:style-name="T7">train_test_split </text:span><text:span text:style-name="T21">που έδεινε κάθε φορά διαφορετικό πλήθος δεδομένων, που ανοίκαν στην πρώτη κλάση, η οποία έχει ήδη πολύ λίγα δείγματα.</text:span></text:p>
      <text:p text:style-name="P11"><text:span text:style-name="T20"/></text:p>
      <text:p text:style-name="P11"><text:span text:style-name="T21">Για τον λόγω αυτό </text:span><text:span text:style-name="T20">κατέληξα </text:span><text:span text:style-name="T21">να τρέχω τον ταξινομητή, με διαφορετικό </text:span><text:span text:style-name="T7">train_test_split</text:span><text:span text:style-name="T21">, συνολικά 100 φορές που ήταν αρκετό για να βρώ ένα μέσο όρο </text:span><text:span text:style-name="T22">και τυπική απόκλιση,</text:span><text:span text:style-name="T21"> για την απόδοση το</text:span><text:span text:style-name="T22">υ</text:span><text:span text:style-name="T21"> ταξινομητή. Πράγμα που αποδείχθηκε πιο αποτελεσματικό στην αξιολόγηση του μοντέλου σε σύγκριση με αυτή τ</text:span><text:span text:style-name="T23">ης μεθόδου </text:span><text:span text:style-name="T14">KF</text:span><text:span text:style-name="T15">old</text:span><text:span text:style-name="T24"> </text:span><text:span text:style-name="T26">και των παραγώγων αυτής.</text:span></text:p>
      <text:p text:style-name="P11"><text:span text:style-name="T26"/></text:p>
      <text:p text:style-name="P24"><text:span text:style-name="T26">Ο</text:span><text:span text:style-name="T25">πότε, η επιλογή των παραμέτρων είχε άμεσα να κάνει από αυτή τη διαδικασία, με αποτέλεσμα τώρα </text:span><text:span text:style-name="T27">οι καλύτεροι preprocessing συνδυασμοί έδεινα ένα </text:span><text:span text:style-name="T16">f1-score</text:span><text:span text:style-name="T27"> σταθερά πάνω από 75%.</text:span></text:p>
      <text:p text:style-name="P23"><text:span text:style-name="T20"/></text:p>
      <text:p text:style-name="P12"><text:soft-page-break/>Αρχικά δοκίμασα έναν ταξινομητή που είχε παραμέτρους τοποθετημένους από εμένα. Ξάνα όμως η επιλογή τους έγινε εμπειρικά και μετά πολλές δοκιμές. <text:span text:style-name="T28">Ωστόσο για την τελική εξαγωγή τον καλύτερων παραμέτρων χρησιμοποίησα τη μέθοδο </text:span><text:span text:style-name="T13">GridSearchCV</text:span><text:span text:style-name="T28">.</text:span></text:p>
      <text:p text:style-name="P10"/>
      <text:p text:style-name="P18">Αξιολόγηση στα δεδομένα</text:p>
      <text:p text:style-name="P20"/>
      <text:p text:style-name="P21">Στον κομμάτι της αξιολόγησης όμως τα αποτελέσματα δεν ήταν όπως τα περίμενα. Συγκριμένα, μικρές αλλαγές <text:span text:style-name="T33">στην προεπεξεργασία των training δεδομένων θα είχε πολύ μεγάλη διαφορά στο</text:span><text:span text:style-name="T34">ν αριθμό των προβλεπόμενων χρεοκοπημένων εταιριών </text:span><text:span text:style-name="T35">(πχ 20 σε 180)</text:span><text:span text:style-name="T34">. </text:span></text:p>
      <text:p text:style-name="P21"/>
      <text:p text:style-name="P21"><text:span text:style-name="T34">Ωστόσο με βάση τους προηγούμενους καλούς συνδυασμούς προεπεξεργασίας που υπολόγησα και με μια προσεγκιστηκή μέθοδο κατέληξα σε έναν συνδυασμό που ήταν '</text:span><text:span text:style-name="T8">ανθεκτικό</text:span><text:span text:style-name="T34">' σε μικρές αλλαγές </text:span><text:span text:style-name="T35">και που </text:span><text:span text:style-name="T9">φαινομενικά</text:span><text:span text:style-name="T35"> είχε ένα καλό αριθμό προβλεπόμενων εταιριών.</text:span></text:p>
      <text:p text:style-name="P18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Noto Sans Devanagari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9:03:55.481931198</meta:creation-date>
    <dc:date>2025-01-23T13:40:51.632056422</dc:date>
    <meta:editing-duration>PT5H11M34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401" meta:character-count="2757" meta:non-whitespace-character-count="2385"/>
  </office:meta>
</office:document-meta>
</file>